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32.8" calcext:value-type="float">
            <text:p>8032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900" calcext:value-type="float">
            <text:p>169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92.307" calcext:value-type="float">
            <text:p>2692.3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08.001" calcext:value-type="float">
            <text:p>2908.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50.79784" calcext:value-type="float">
            <text:p>2650.797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46.3364" calcext:value-type="float">
            <text:p>2546.33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40.967" calcext:value-type="float">
            <text:p>2540.96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333.3" calcext:value-type="float">
            <text:p>65333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3943.2918" calcext:value-type="float">
            <text:p>163943.29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77.778" calcext:value-type="float">
            <text:p>2177.7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87.4874" calcext:value-type="float">
            <text:p>3287.48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81.5818" calcext:value-type="float">
            <text:p>3981.58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55.3555" calcext:value-type="float">
            <text:p>4455.355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51.2195" calcext:value-type="float">
            <text:p>11951.21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51.5464" calcext:value-type="float">
            <text:p>5051.54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49.1228" calcext:value-type="float">
            <text:p>2149.12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8.2363" calcext:value-type="float">
            <text:p>1068.23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68.4864" calcext:value-type="float">
            <text:p>868.48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17.666" calcext:value-type="float">
            <text:p>817.66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92.2649" calcext:value-type="float">
            <text:p>792.264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62.5" calcext:value-type="float">
            <text:p>1862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40.5099" calcext:value-type="float">
            <text:p>6940.50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44.4314" calcext:value-type="float">
            <text:p>5744.43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97.0021" calcext:value-type="float">
            <text:p>4197.00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78.6787" calcext:value-type="float">
            <text:p>3678.67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3125" calcext:value-type="float">
            <text:p>153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65.9751" calcext:value-type="float">
            <text:p>10165.97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68.3646" calcext:value-type="float">
            <text:p>6568.36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958.8522" calcext:value-type="float">
            <text:p>7958.852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654.9708" calcext:value-type="float">
            <text:p>28654.97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37.8139" calcext:value-type="float">
            <text:p>7237.813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88.1235" calcext:value-type="float">
            <text:p>4988.12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70.3125" calcext:value-type="float">
            <text:p>9570.3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619.266" calcext:value-type="float">
            <text:p>5619.2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65.9384" calcext:value-type="float">
            <text:p>4865.93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696.9506" calcext:value-type="float">
            <text:p>3696.95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5:57:00.470034648</meta:creation-date>
    <meta:generator>LibreOffice/5.1.4.2$Linux_X86_64 LibreOffice_project/10m0$Build-2</meta:generator>
    <dc:date>2016-11-29T16:16:06.093301833</dc:date>
    <meta:editing-duration>PT5M56S</meta:editing-duration>
    <meta:editing-cycles>2</meta:editing-cycles>
    <meta:document-statistic meta:table-count="1" meta:cell-count="76" meta:object-count="0"/>
  </office:meta>
</office:document-meta>
</file>